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3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4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5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7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8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1be830" style:font-size-asian="9pt" style:font-size-complex="9pt"/>
    </style:style>
    <style:style style:name="P9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0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11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13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14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15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16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P18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" fo:font-size="9pt" officeooo:paragraph-rsid="0014fcc8" style:font-size-asian="9pt" style:font-size-complex="9pt"/>
    </style:style>
    <style:style style:name="P20" style:family="paragraph" style:parent-style-name="Standard" style:master-page-name="">
      <style:paragraph-properties fo:margin-left="0.1866in" fo:margin-right="0in" fo:text-align="start" style:justify-single-word="false" fo:text-indent="-0.6866in" style:auto-text-indent="false" style:page-number="auto"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bfba" officeooo:paragraph-rsid="001d8873" style:font-size-asian="9pt" style:font-size-complex="9pt"/>
    </style:style>
    <style:style style:name="T1" style:family="text">
      <style:text-properties officeooo:rsid="0030ae2d"/>
    </style:style>
    <style:style style:name="T2" style:family="text">
      <style:text-properties officeooo:rsid="0014fcc8"/>
    </style:style>
    <style:style style:name="T3" style:family="text">
      <style:text-properties officeooo:rsid="002120ac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Sect1" style:family="section">
      <style:section-properties text:dont-balance-text-columns="false" fo:margin-left="0.3898in" fo:margin-right="0.0063in" style:editable="false">
        <style:columns fo:column-count="4">
          <style:column style:rel-width="682*" fo:start-indent="0in" fo:end-indent="0.0256in"/>
          <style:column style:rel-width="4776*" fo:start-indent="0.0256in" fo:end-indent="0.4075in"/>
          <style:column style:rel-width="2396*" fo:start-indent="0.4075in" fo:end-indent="0.1811in"/>
          <style:column style:rel-width="2466*" fo:start-indent="0.181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/>
      <text:p text:style-name="P10"/>
      <text:p text:style-name="P10"/>
      <text:p text:style-name="P2"><text:s text:c="37"/>{object_ref} <text:s text:c="28"/>{object_date}</text:p>
      <text:p text:style-name="P4"><text:s text:c="6"/>{company_name}</text:p>
      <text:p text:style-name="P5"><text:s text:c="7"/>{company_address} <text:s text:c="3"/></text:p>
      <text:p text:style-name="P6"><text:s text:c="7"/></text:p>
      <text:p text:style-name="P1"/>
      <text:p text:style-name="P3"/>
      <text:p text:style-name="P15"><text:s text:c="4"/>[!-- BEGIN lines --]</text:p>
      <text:section text:style-name="Sect1" text:name="Section1">
        <text:p text:style-name="P20">{line_qty}<text:tab/>{line_fulldesc}<text:tab/>$ {line_up}<text:tab/>$ {line_price_ht}</text:p>
      </text:section>
      <text:p text:style-name="P19"><text:s text:c="28"/><text:span text:style-name="T2"><text:s text:c="24"/></text:span></text:p>
      <text:p text:style-name="P14"><text:s text:c="4"/>[!-- END lines --]</text:p>
      <text:p text:style-name="P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3"><text:s text:c="37"/><text:span text:style-name="T3"><text:s text:c="33"/></text:span><text:s text:c="68"/></text:p>
      <text:p text:style-name="P10"/>
      <text:p text:style-name="P10"/>
      <text:p text:style-name="P10"/>
      <text:p text:style-name="P18"/>
      <text:p text:style-name="P8"><text:s text:c="72"/><text:span text:style-name="T1">$</text:span> {object_total_ttc} </text:p>
      <text:p text:style-name="P7">{object_total_ttc} <text:s text:c="81"/></text:p>
      <text:p text:style-name="P9"><text:span text:style-name="T4"><text:s text:c="19"/></text:span><text:s text:c="67"/></text:p>
      <text:p text:style-name="P9"/>
      <text:p text:style-name="P9"/>
      <text:p text:style-name="P9"/>
      <text:p text:style-name="P16"/>
      <text:p text:style-name="P17"><text:s text:c="71"/><text:span text:style-name="T1">$</text:span> {object_total_ttc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52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6:29:53.167076000</meta:creation-date>
    <meta:editing-duration>PT9M16S</meta:editing-duration>
    <meta:editing-cycles>4</meta:editing-cycles>
    <meta:generator>LibreOffice/4.3.4.1$Windows_x86 LibreOffice_project/bc356b2f991740509f321d70e4512a6a54c5f243</meta:generator>
    <dc:date>2015-02-23T16:58:32.714000000</dc:date>
    <meta:document-statistic meta:table-count="0" meta:image-count="0" meta:object-count="0" meta:page-count="1" meta:paragraph-count="13" meta:word-count="25" meta:character-count="808" meta:non-whitespace-character-count="195"/>
  </office:meta>
</office:document-meta>
</file>